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Internet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<text:s/>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Internet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list text:style-name="LFO1" text:continue-numbering="true">
              <text:list-item>
                <text:p text:style-name="P99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06T16:00:00Z</dc:date>
    <meta:template xlink:href="Normal.dotm" xlink:type="simple"/>
    <meta:editing-cycles>15</meta:editing-cycles>
    <meta:editing-duration>PT4860S</meta:editing-duration>
    <meta:document-statistic meta:page-count="1" meta:paragraph-count="3" meta:word-count="234" meta:character-count="1521" meta:row-count="10" meta:non-whitespace-character-count="1290"/>
  </office:meta>
</office:document-meta>
</file>